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ES ISAGUIRRE, LUIS ENRIQ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3286891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SM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713723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ES ISAGUIRRE, LUIS ENRIQU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3286891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7/07/2021</text:p>
          </table:table-cell>
          <table:table-cell table:style-name="Tabla2.A3" office:value-type="string">
            <text:p text:style-name="P16">319786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7T17:29:5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